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2D900000278CF337259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cm" svg:stroke-color="#ff0000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6.47cm" svg:x="1cm" svg:y="6.614cm">
          <draw:image xlink:href="Pictures/10000000000002D900000278CF337259.png" xlink:type="simple" xlink:show="embed" xlink:actuate="onLoad">
            <text:p/>
          </draw:image>
        </draw:frame>
        <draw:custom-shape draw:style-name="gr2" draw:text-style-name="P1" draw:layer="layout" svg:width="2.6cm" svg:height="0.6cm" svg:x="7.8cm" svg:y="6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cm" svg:height="0.6cm" svg:x="7.8cm" svg:y="7.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05-16T15:27:46</dc:date>
    <dc:creator>Rakhi </dc:creator>
    <meta:document-statistic meta:object-count="3"/>
    <meta:generator>LibreOffice/3.5$Linux_x86 LibreOffice_project/350m1$Build-202</meta:generator>
  </office:meta>
</office:document-meta>
</file>